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0F9F24BA.png" manifest:media-type="image/png"/>
  <manifest:file-entry manifest:full-path="Pictures/100002010000009000000072EF977058.png" manifest:media-type="image/png"/>
  <manifest:file-entry manifest:full-path="Pictures/TablePreview1.svm" manifest:media-type=""/>
  <manifest:file-entry manifest:full-path="Pictures/100000000000020200000202189373B4.png" manifest:media-type="image/png"/>
  <manifest:file-entry manifest:full-path="Pictures/10000000000002020000020466F798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e9816" draw:textarea-horizontal-align="justify" draw:textarea-vertical-align="middle" draw:auto-grow-height="false" fo:min-height="4.325cm" fo:min-width="5.187cm"/>
    </style:style>
    <style:style style:name="gr3" style:family="graphic" style:parent-style-name="standard">
      <style:graphic-properties draw:stroke="none" svg:stroke-color="#000000" draw:fill="none" draw:fill-color="#ffffff" fo:min-height="4.978cm"/>
    </style:style>
    <style:style style:name="gr4" style:family="graphic" style:parent-style-name="standard">
      <style:graphic-properties draw:fill-color="#ee9816" draw:textarea-horizontal-align="justify" draw:textarea-vertical-align="middle" draw:auto-grow-height="false" fo:min-height="4.573cm" fo:min-width="4.793cm"/>
    </style:style>
    <style:style style:name="gr5" style:family="graphic" style:parent-style-name="standard">
      <style:graphic-properties draw:fill-color="#ee9816" draw:textarea-horizontal-align="justify" draw:textarea-vertical-align="middle" draw:auto-grow-height="false" fo:min-height="0.672cm" fo:min-width="3.79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0.951cm" style:use-optimal-column-width="false"/>
    </style:style>
    <style:style style:name="co2" style:family="table-column">
      <style:table-column-properties style:column-width="0.94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29cm" svg:height="8.763cm" svg:x="1.12cm" svg:y="1cm">
          <draw:image xlink:href="Pictures/10000000000002020000020466F7984E.png" xlink:type="simple" xlink:show="embed" xlink:actuate="onLoad">
            <text:p/>
          </draw:image>
        </draw:frame>
        <draw:frame draw:style-name="gr1" draw:text-style-name="P1" draw:layer="layout" svg:width="8.729cm" svg:height="8.729cm" svg:x="11.861cm" svg:y="1.017cm">
          <draw:image xlink:href="Pictures/100000000000020200000202189373B4.png" xlink:type="simple" xlink:show="embed" xlink:actuate="onLoad">
            <text:p/>
          </draw:image>
        </draw:frame>
        <draw:g>
          <draw:custom-shape draw:style-name="gr2" draw:text-style-name="P1" draw:layer="layout" svg:width="6.604cm" svg:height="6.858cm" svg:x="2.235cm" svg:y="10.971cm">
            <text:p text:style-name="P1"/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frame draw:style-name="gr3" draw:layer="layout" svg:width="4.318cm" svg:height="5.228cm" svg:x="3.143cm" svg:y="12.347cm">
            <draw:text-box>
              <text:p>Age</text:p>
              <text:p>Education</text:p>
              <text:p>Occupation</text:p>
              <text:p>Relationship</text:p>
              <text:p>Race</text:p>
              <text:p>Sex</text:p>
              <text:p>...</text:p>
            </draw:text-box>
          </draw:frame>
        </draw:g>
        <draw:custom-shape draw:style-name="gr4" draw:text-style-name="P1" draw:layer="layout" svg:width="5.715cm" svg:height="5.207cm" svg:x="12.903cm" svg:y="11.797cm">
          <text:p text:style-name="P1">Income:</text:p>
          <text:p text:style-name="P1">&lt; 50 000 $</text:p>
          <text:p text:style-name="P1">Or</text:p>
          <text:p text:style-name="P1">&gt; 50 000 $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4.907cm" svg:height="1.842cm" svg:x="8.666cm" svg:y="13.509cm">
          <text:p text:style-name="P1"><text:span text:style-name="T1">Predic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48cm" svg:height="3.887cm" svg:x="14.089cm" svg:y="19.5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3</text:p>
              </table:table-cell>
              <table:table-cell>
                <text:p>8</text:p>
              </table:table-cell>
              <table:table-cell>
                <text:p>6</text:p>
              </table:table-cell>
              <table:table-cell>
                <text:p>9</text:p>
              </table:table-cell>
              <table:table-cell>
                <text:p>6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8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8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26cm" svg:height="4.164cm" svg:x="2.86cm" svg:y="19.353cm">
          <draw:image xlink:href="Pictures/100002010000009000000072EF977058.png" xlink:type="simple" xlink:show="embed" xlink:actuate="onLoad">
            <text:p/>
          </draw:image>
        </draw:frame>
        <draw:custom-shape draw:style-name="gr5" draw:text-style-name="P2" draw:layer="layout" svg:width="4.907cm" svg:height="1.842cm" svg:x="8.747cm" svg:y="20.514cm">
          <text:p text:style-name="P1"><text:span text:style-name="T1">Predic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8.768cm" svg:height="8.768cm" svg:x="1.122cm" svg:y="1cm">
          <draw:image xlink:href="Pictures/1000000000000200000002000F9F24BA.png" xlink:type="simple" xlink:show="embed" xlink:actuate="onLoad">
            <text:p/>
          </draw:image>
        </draw:frame>
        <draw:custom-shape draw:style-name="gr5" draw:text-style-name="P2" draw:layer="layout" svg:width="4.907cm" svg:height="1.842cm" svg:x="8.874cm" svg:y="4.46cm">
          <text:p text:style-name="P1"><text:span text:style-name="T1">Conve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n Spotz</meta:initial-creator>
    <meta:creation-date>2015-09-23T14:38:01.110157484</meta:creation-date>
    <dc:date>2015-10-12T15:10:05.513958479</dc:date>
    <dc:creator>Von Spotz</dc:creator>
    <meta:editing-duration>PT1H18M18S</meta:editing-duration>
    <meta:editing-cycles>3</meta:editing-cycles>
    <meta:generator>LibreOffice/4.3.3.2$Linux_X86_64 LibreOffice_project/430m0$Build-2</meta:generator>
    <meta:document-statistic meta:object-count="12"/>
  </office:meta>
</office:document-meta>
</file>